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>
        <table:iteration table:status="enable" table:steps="1" table:maximum-difference="100"/>
      </table:calculation-settings>
      <table:table table:name="Sheet1" table:style-name="ta1">
        <table:shapes>
          <draw:frame draw:z-index="0" draw:style-name="gr1" draw:text-style-name="P1" svg:width="6.2921in" svg:height="4.2402in" svg:x="1.8996in" svg:y="0.2311in">
            <draw:object draw:notify-on-update-of-ranges="Sheet1.A2:Sheet1.A16 Sheet1.B2:Sheet1.B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T (K)</text:p>
          </table:table-cell>
          <table:table-cell office:value-type="string">
            <text:p>N_t*sigma_n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0000994101">
            <text:p>0.000009941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0000859313">
            <text:p>8.59313E-00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0000774022">
            <text:p>7.74022E-006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0000706554">
            <text:p>7.06554E-006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0000634682">
            <text:p>6.34682E-006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0000595395">
            <text:p>0.000005954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0000572584">
            <text:p>5.72584E-006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0000560349">
            <text:p>5.60349E-006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0000559052">
            <text:p>5.59052E-006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0000575696">
            <text:p>0.0000057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0000626899">
            <text:p>0.000006269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0000672029">
            <text:p>6.72029E-006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0000759159">
            <text:p>7.59159E-00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0000860382">
            <text:p>8.60382E-00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000112656">
            <text:p>1.12656E-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2:35:44</meta:creation-date>
    <dc:date>2015-04-04T12:48:38</dc:date>
    <meta:editing-duration>PT42S</meta:editing-duration>
    <meta:editing-cycles>2</meta:editing-cycles>
    <meta:generator>LibreOffice/4.0.4.2$MacOSX_x86 LibreOffice_project/9e9821abd0ffdbc09cd8c52eaa574fa09eb08f2</meta:generator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3cm" svg:height="10.771cm" xlink:href=".." xlink:type="simple" chart:class="chart:scatter" chart:style-name="ch1">
        <chart:title svg:x="4.878cm" svg:y="0.35cm" chart:style-name="ch2">
          <text:p>N_t*sigma_n VS Temperature</text:p>
        </chart:title>
        <chart:plot-area chart:style-name="ch3" table:cell-range-address="Sheet1.A2:Sheet1.B16" svg:x="1.317cm" svg:y="1.784cm" svg:width="14.028cm" svg:height="7.804cm">
          <chartooo:coordinate-region svg:x="3.039cm" svg:y="1.975cm" svg:width="12.015cm" svg:height="6.984cm"/>
          <chart:axis chart:dimension="x" chart:name="primary-x" chart:style-name="ch4">
            <chart:title svg:x="7.928cm" svg:y="9.804cm" chart:style-name="ch5">
              <text:p>T (K)</text:p>
            </chart:title>
          </chart:axis>
          <chart:axis chart:dimension="y" chart:name="primary-y" chart:style-name="ch4">
            <chart:title svg:x="0.451cm" svg:y="6.345cm" chart:style-name="ch6">
              <text:p>N*sigma</text:p>
            </chart:title>
            <chart:grid chart:style-name="ch7" chart:class="major"/>
          </chart:axis>
          <chart:series chart:style-name="ch8" chart:values-cell-range-address="Sheet1.B2:Sheet1.B16" chart:class="chart:scatter">
            <chart:domain table:cell-range-address="Sheet1.A2:Sheet1.A16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3">
                <text:p>463</text:p>
                <draw:g>
                  <svg:desc>Sheet1.A2:Sheet1.A16</svg:desc>
                </draw:g>
              </table:table-cell>
              <table:table-cell office:value-type="float" office:value="0.00000994101">
                <text:p>0.00000994101</text:p>
                <draw:g>
                  <svg:desc>Sheet1.B2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3">
                <text:p>453</text:p>
              </table:table-cell>
              <table:table-cell office:value-type="float" office:value="0.00000859313">
                <text:p>0.000008593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">
                <text:p>443</text:p>
              </table:table-cell>
              <table:table-cell office:value-type="float" office:value="0.00000774022">
                <text:p>0.00000774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3">
                <text:p>433</text:p>
              </table:table-cell>
              <table:table-cell office:value-type="float" office:value="0.00000706554">
                <text:p>0.000007065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8">
                <text:p>418</text:p>
              </table:table-cell>
              <table:table-cell office:value-type="float" office:value="0.00000634682">
                <text:p>0.00000634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8">
                <text:p>408</text:p>
              </table:table-cell>
              <table:table-cell office:value-type="float" office:value="0.00000595395">
                <text:p>0.00000595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8">
                <text:p>398</text:p>
              </table:table-cell>
              <table:table-cell office:value-type="float" office:value="0.00000572584">
                <text:p>0.000005725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8">
                <text:p>388</text:p>
              </table:table-cell>
              <table:table-cell office:value-type="float" office:value="0.00000560349">
                <text:p>0.00000560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8">
                <text:p>378</text:p>
              </table:table-cell>
              <table:table-cell office:value-type="float" office:value="0.00000559052">
                <text:p>0.00000559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">
                <text:p>368</text:p>
              </table:table-cell>
              <table:table-cell office:value-type="float" office:value="0.00000575696">
                <text:p>0.000005756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3">
                <text:p>353</text:p>
              </table:table-cell>
              <table:table-cell office:value-type="float" office:value="0.00000626899">
                <text:p>0.00000626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3">
                <text:p>343</text:p>
              </table:table-cell>
              <table:table-cell office:value-type="float" office:value="0.00000672029">
                <text:p>0.000006720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3">
                <text:p>333</text:p>
              </table:table-cell>
              <table:table-cell office:value-type="float" office:value="0.00000759159">
                <text:p>0.00000759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3">
                <text:p>323</text:p>
              </table:table-cell>
              <table:table-cell office:value-type="float" office:value="0.00000860382">
                <text:p>0.00000860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8">
                <text:p>308</text:p>
              </table:table-cell>
              <table:table-cell office:value-type="float" office:value="0.0000112656">
                <text:p>0.00001126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3cm" svg:height="10.771cm" xlink:href=".." xlink:type="simple" chart:class="chart:scatter" chart:style-name="ch1">
        <chart:title svg:x="4.878cm" svg:y="0.35cm" chart:style-name="ch2">
          <text:p>N_t*sigma_n VS Temperature</text:p>
        </chart:title>
        <chart:plot-area chart:style-name="ch3" table:cell-range-address="Sheet1.A2:Sheet1.B16" svg:x="1.317cm" svg:y="1.784cm" svg:width="14.028cm" svg:height="7.804cm">
          <chartooo:coordinate-region svg:x="3.039cm" svg:y="1.975cm" svg:width="12.015cm" svg:height="6.984cm"/>
          <chart:axis chart:dimension="x" chart:name="primary-x" chart:style-name="ch4">
            <chart:title svg:x="7.928cm" svg:y="9.804cm" chart:style-name="ch5">
              <text:p>T (K)</text:p>
            </chart:title>
          </chart:axis>
          <chart:axis chart:dimension="y" chart:name="primary-y" chart:style-name="ch4">
            <chart:title svg:x="0.451cm" svg:y="6.345cm" chart:style-name="ch6">
              <text:p>N*sigma</text:p>
            </chart:title>
            <chart:grid chart:style-name="ch7" chart:class="major"/>
          </chart:axis>
          <chart:series chart:style-name="ch8" chart:values-cell-range-address="Sheet1.B2:Sheet1.B16" chart:class="chart:scatter">
            <chart:domain table:cell-range-address="Sheet1.A2:Sheet1.A16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3">
                <text:p>463</text:p>
                <draw:g>
                  <svg:desc>Sheet1.A2:Sheet1.A16</svg:desc>
                </draw:g>
              </table:table-cell>
              <table:table-cell office:value-type="float" office:value="0.00000994101">
                <text:p>0.00000994101</text:p>
                <draw:g>
                  <svg:desc>Sheet1.B2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3">
                <text:p>453</text:p>
              </table:table-cell>
              <table:table-cell office:value-type="float" office:value="0.00000859313">
                <text:p>0.000008593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">
                <text:p>443</text:p>
              </table:table-cell>
              <table:table-cell office:value-type="float" office:value="0.00000774022">
                <text:p>0.00000774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3">
                <text:p>433</text:p>
              </table:table-cell>
              <table:table-cell office:value-type="float" office:value="0.00000706554">
                <text:p>0.000007065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8">
                <text:p>418</text:p>
              </table:table-cell>
              <table:table-cell office:value-type="float" office:value="0.00000634682">
                <text:p>0.00000634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8">
                <text:p>408</text:p>
              </table:table-cell>
              <table:table-cell office:value-type="float" office:value="0.00000595395">
                <text:p>0.00000595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8">
                <text:p>398</text:p>
              </table:table-cell>
              <table:table-cell office:value-type="float" office:value="0.00000572584">
                <text:p>0.000005725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8">
                <text:p>388</text:p>
              </table:table-cell>
              <table:table-cell office:value-type="float" office:value="0.00000560349">
                <text:p>0.00000560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8">
                <text:p>378</text:p>
              </table:table-cell>
              <table:table-cell office:value-type="float" office:value="0.00000559052">
                <text:p>0.00000559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">
                <text:p>368</text:p>
              </table:table-cell>
              <table:table-cell office:value-type="float" office:value="0.00000575696">
                <text:p>0.000005756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3">
                <text:p>353</text:p>
              </table:table-cell>
              <table:table-cell office:value-type="float" office:value="0.00000626899">
                <text:p>0.00000626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3">
                <text:p>343</text:p>
              </table:table-cell>
              <table:table-cell office:value-type="float" office:value="0.00000672029">
                <text:p>0.000006720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3">
                <text:p>333</text:p>
              </table:table-cell>
              <table:table-cell office:value-type="float" office:value="0.00000759159">
                <text:p>0.00000759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3">
                <text:p>323</text:p>
              </table:table-cell>
              <table:table-cell office:value-type="float" office:value="0.00000860382">
                <text:p>0.00000860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8">
                <text:p>308</text:p>
              </table:table-cell>
              <table:table-cell office:value-type="float" office:value="0.0000112656">
                <text:p>0.00001126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